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master-page-name="Standard">
      <style:paragraph-properties fo:text-align="justify" style:justify-single-word="false" style:page-number="auto"/>
      <style:text-properties fo:font-weight="bold" style:font-weight-asian="bold" style:font-weight-complex="bold"/>
    </style:style>
    <style:style style:name="P4" style:family="paragraph" style:parent-style-name="Standard" style:list-style-name="L1">
      <style:paragraph-properties fo:text-align="justify" style:justify-single-word="false"/>
      <style:text-properties fo:font-weight="normal" style:font-weight-asian="normal" style:font-weight-complex="normal"/>
    </style:style>
    <style:style style:name="P5" style:family="paragraph" style:parent-style-name="Standard" style:list-style-name="L1">
      <style:paragraph-properties fo:text-align="justify" style:justify-single-word="false"/>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tion:</text:p>
      <text:p text:style-name="P2">Snorkel will be a Command-Line Email Client written in Python. It will use the curses and imaplib librarys. Snorkel will be more like mutt (“<text:a xlink:type="simple" xlink:href="http://www.mutt.org/">http://www.mutt.org</text:a>”) with a simple interface, Vim keybindings and external config file. The config file will contain a Python list that will be parsed upon start up of Snorkel, the file will contain the email server to use and a username. As the password would be stored in plain text in the config file we will not keep it in there, instead it will be asked for when trying to connect to the server. <text:s/></text:p>
      <text:p text:style-name="P2"/>
      <text:p text:style-name="P1">Class hierarchy and object map:</text:p>
      <text:p text:style-name="P2"/>
      <text:list xml:id="list16404540681" text:style-name="L1">
        <text:list-item>
          <text:p text:style-name="P4">snorkelEmail</text:p>
          <text:list>
            <text:list-item>
              <text:p text:style-name="P4">parse_config_file</text:p>
            </text:list-item>
            <text:list-item>
              <text:p text:style-name="P4">get_new_mail</text:p>
            </text:list-item>
            <text:list-item>
              <text:p text:style-name="P4">login</text:p>
            </text:list-item>
            <text:list-item>
              <text:p text:style-name="P4">get_user_input</text:p>
            </text:list-item>
            <text:list-item>
              <text:p text:style-name="P5">mark_email_as_rea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0cm"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9T14:11:32</meta:creation-date>
    <dc:date>2014-08-09T20:11:53</dc:date>
    <meta:editing-duration>PT42M27S</meta:editing-duration>
    <meta:editing-cycles>30</meta:editing-cycles>
    <meta:generator>LibreOffice/3.5$Linux_X86_64 LibreOffice_project/350m1$Build-2</meta:generator>
    <meta:document-statistic meta:table-count="0" meta:image-count="0" meta:object-count="0" meta:page-count="1" meta:paragraph-count="9" meta:word-count="115" meta:character-count="671" meta:non-whitespace-character-count="569"/>
  </office:meta>
</office:document-meta>
</file>